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3"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4"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break-before="page"/>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officeooo:paragraph-rsid="001e35d1" style:font-weight-asian="normal" style:font-weight-complex="normal"/>
    </style:style>
    <style:style style:name="P10" style:family="paragraph" style:parent-style-name="Standard">
      <style:text-properties fo:font-weight="bold" officeooo:paragraph-rsid="001e35d1" style:font-weight-asian="bold" style:font-weight-complex="bold"/>
    </style:style>
    <style:style style:name="T1" style:family="text">
      <style:text-properties officeooo:rsid="001e35d1"/>
    </style:style>
    <style:style style:name="T2" style:family="text">
      <style:text-properties officeooo:rsid="001f59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
      <text:p text:style-name="P2">A3B</text:p>
      <text:p text:style-name="P3">Erfarenhetsrapport</text:p>
      <text:p text:style-name="P4">version 1.0</text:p>
      <text:p text:style-name="P3"/>
      <text:p text:style-name="P5">Andersson, Adam, adaan690</text:p>
      <text:p text:style-name="P5">Andersson, Conny, conan414</text:p>
      <text:p text:style-name="P5">Andersson, Martin, maran703</text:p>
      <text:p text:style-name="P5">Bolin, Andreas, andbo467</text:p>
      <text:p text:style-name="P1"/>
      <text:p text:style-name="P1">2012-12-12</text:p>
      <text:p text:style-name="P1"/>
      <text:p text:style-name="P1"/>
      <text:p text:style-name="P1"/>
      <text:p text:style-name="Standard"/>
      <text:p text:style-name="P7">Martin Andersson</text:p>
      <text:p text:style-name="Standard"/>
      <text:p text:style-name="Standard">Nyttan av OOA och OOD märktes när vi satte igång att programmera. Klasserna som låg bakom GUI:t hade vi bra koll på då dessa i stort sett var ”vanliga” C++ klasser vilket gjorde att vi kunde skriva bra OOA/OOD för dessa och de fick en bra struktur när vi implementerade dem. Klasserna som hanterade GUI:t hade vi dock inte skrivit någon vidare specificerad OOA/OOD vilket märktes i resultatet som blev mindre strukturerat och krävde betydligt mer felsökning. Lärdomen av detta är att vi borde satt oss mer in i hur GUI:t fungerade redan under analys- och designfasen för att kunna strukturera programmet bättre.</text:p>
      <text:p text:style-name="Standard"/>
      <text:p text:style-name="Standard">Till en början delade vi upp arbetet så att två av oss implementerade två olika delar av koden bakom GUI:t och de andra två satte sig in i GUI:t. Mot slutet var det dock bara GUI:t kvar att jobba med och då blev det en del dubbelarbete beroende på bristande kommunikation inom gruppen. Vi delade upp GUI:t så alla kunde sitta i olika delar dock borde vi haft mer avstämning kring generella funktioner då dessa skapades efterhand som vi insåg att de behövdes. Där hände det ibland att två stycken implementerat olika lösningar på samma problem. Detta problem hade också kunnat undvikas om vi planerat implementationen av GUI:t bättre.</text:p>
      <text:p text:style-name="Standard"/>
      <text:p text:style-name="Standard">Något som tog onödigt lång tid var för alla att få igång en fungerande miljö med Qt. När det var gjort gick dock arbetet med Qt smidigt då dels Qt Creator samt deras hemsida har bra dokumentation.</text:p>
      <text:p text:style-name="Standard"/>
      <text:p text:style-name="Standard"/>
      <text:p text:style-name="P6">Adam Andersson</text:p>
      <text:p text:style-name="P8"/>
      <text:p text:style-name="P8">Det har varit ett bra projekt där man har kunnat strukturera upp sitt arbete väldigt mycket med hjälp av OOA och OOD. OOA och OOD har man dock inte kunnat hålla helt då man under tiden som man programmerat märkt att flera funktioner har behövts. </text:p>
      <text:p text:style-name="P8"/>
      <text:p text:style-name="P8">Från början så delade vi upp arbetet emellan oss men sedan allt eftersom personer blev klara så hjälptes vi åt med återstående delar. Det har blivit en del krockar där personer har jobbat på samma dokument så att vi har fått olika lösningar på vissa problem, detta på grund av dålig kommunikation. Men en bit in i projektet så började vi använda oss utav ett kalkylark (workspace) på google där vi kunde kryssa i vilka dokument man arbetade i så de andra kunde se vilka dokument de inte skulle röra, detta har fungerat ganska bra tycker jag.</text:p>
      <text:p text:style-name="P8"/>
      <text:p text:style-name="P8">Det var svårt i början att få igång Qt på windows men sedan så gick det bättre då flera utav oss gick över till ubuntu där man fick igång Qt i stort sett direkt. Vi har även använt oss utav Github för att ladda upp våra filer, detta har inte fungerat bra för mig alls när jag satt i ubuntu. Vi löste det så att jag fick ladda upp filerna jag jobbat i till våran dropbox så fick någon annan pusha dom åt mig.</text:p>
      <text:p text:style-name="P8"/>
      <text:p text:style-name="P8"/>
      <text:p text:style-name="P10"><text:span text:style-name="T1">Conny Andersson</text:span></text:p>
      <text:p text:style-name="P10"><text:span text:style-name="T1"/></text:p>
      <text:p text:style-name="P9"><text:span text:style-name="T1">Att vi gjorde en tydlig och bra OOA och OOD var till stor fördel i projektet. Dock hade det i efterhand varit smart att göra GUI delen mer detaljerad och informativ, det hade underlättat bygget av GUI:t.</text:span></text:p>
      <text:p text:style-name="P9"><text:span text:style-name="T1"/></text:p>
      <text:p text:style-name="P9"><text:span text:style-name="T1">Vi delade upp projektet i början, vilket fungerade bra för de bakomliggande klasserna och databasen. Eftersom Qt inte vill köras på windows uppstod det en del problem och tidskonsumtion innan alla hade fått igång det. Så grafikdelen av projektet hade längre startsträcka och krävde mer tid än resten av projektet vilket innebar att alla jobbade tillsammans i det.</text:span></text:p>
      <text:p text:style-name="P9"><text:soft-page-break/><text:span text:style-name="T1"/></text:p>
      <text:p text:style-name="P9"><text:span text:style-name="T1">För att hålla koll på versionshantering och dylikt använde vi GitHub, vilket inte har fungerat så bra. Dels för att det blivit krockar där vi inte genom Git har lyckats lösa konflikterna. Och dels för att programmet på windows valde att krasha. Så lösningen vi gjorde var att skapa ett excelark online, där alla fick fylla i vad de jobbar med. Och på så sätt undvika konflikter, och lägga upp dokument i Git som de var tänkt från början.</text:span></text:p>
      <text:p text:style-name="P9"><text:span text:style-name="T1"/></text:p>
      <text:p text:style-name="P9"><text:span text:style-name="T1">Dokumentet fyllde fler funktioner då man kunde läsa kommentarer och skriva vad som behövde fixas och vem som gjorde detta under resans gång. </text:span><text:span text:style-name="T2">Vi har jobbat kontinuerligt med projektet och har gjort klart delstegen i godtid ,vilket innebär att det inte blivit stressigt innan deadl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Andersson</meta:initial-creator>
    <meta:creation-date>2012-12-12T12:44:31</meta:creation-date>
    <dc:date>2012-12-12T16:18:43</dc:date>
    <meta:editing-duration>PT6M44S</meta:editing-duration>
    <meta:editing-cycles>3</meta:editing-cycles>
    <meta:generator>LibreOffice/3.6$Linux_x86 LibreOffice_project/360m1$Build-2</meta:generator>
    <meta:document-statistic meta:table-count="0" meta:image-count="0" meta:object-count="0" meta:page-count="3" meta:paragraph-count="21" meta:word-count="717" meta:character-count="4109" meta:non-whitespace-character-count="3412"/>
  </office:meta>
</office:document-meta>
</file>